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6521" officeooo:paragraph-rsid="00116521"/>
    </style:style>
    <style:style style:name="P2" style:family="paragraph" style:parent-style-name="Text_20_body">
      <style:text-properties officeooo:rsid="00129fda" officeooo:paragraph-rsid="00129fda"/>
    </style:style>
    <style:style style:name="P3" style:family="paragraph" style:parent-style-name="Text_20_body">
      <style:text-properties officeooo:rsid="0016c226" officeooo:paragraph-rsid="0016c226"/>
    </style:style>
    <style:style style:name="P4" style:family="paragraph" style:parent-style-name="Text_20_body">
      <style:text-properties officeooo:rsid="0019c606" officeooo:paragraph-rsid="0019c606"/>
    </style:style>
    <style:style style:name="P5" style:family="paragraph" style:parent-style-name="Text_20_body">
      <style:text-properties officeooo:rsid="0019f48a" officeooo:paragraph-rsid="001fc595"/>
    </style:style>
    <style:style style:name="P6" style:family="paragraph" style:parent-style-name="Text_20_body">
      <style:text-properties officeooo:rsid="001b8506" officeooo:paragraph-rsid="001b8506"/>
    </style:style>
    <style:style style:name="P7" style:family="paragraph" style:parent-style-name="Text_20_body">
      <style:text-properties officeooo:rsid="001fc595" officeooo:paragraph-rsid="001fc595"/>
    </style:style>
    <style:style style:name="P8" style:family="paragraph" style:parent-style-name="Text_20_body">
      <style:text-properties officeooo:rsid="00237369" officeooo:paragraph-rsid="00237369"/>
    </style:style>
    <style:style style:name="P9" style:family="paragraph" style:parent-style-name="Text_20_body">
      <style:text-properties officeooo:rsid="002cd006" officeooo:paragraph-rsid="002cd006"/>
    </style:style>
    <style:style style:name="P10" style:family="paragraph" style:parent-style-name="Text_20_body">
      <style:text-properties officeooo:rsid="0030333f" officeooo:paragraph-rsid="0030333f"/>
    </style:style>
    <style:style style:name="P11" style:family="paragraph" style:parent-style-name="Text_20_body">
      <style:text-properties officeooo:rsid="0030333f" officeooo:paragraph-rsid="008fd5ad"/>
    </style:style>
    <style:style style:name="P12" style:family="paragraph" style:parent-style-name="Text_20_body">
      <style:text-properties officeooo:rsid="003146fd" officeooo:paragraph-rsid="003146fd"/>
    </style:style>
    <style:style style:name="P13" style:family="paragraph" style:parent-style-name="Text_20_body">
      <style:text-properties officeooo:rsid="003fd99b" officeooo:paragraph-rsid="003fd99b"/>
    </style:style>
    <style:style style:name="P14" style:family="paragraph" style:parent-style-name="Text_20_body">
      <style:text-properties officeooo:rsid="003c7c74" officeooo:paragraph-rsid="0080c38e"/>
    </style:style>
    <style:style style:name="P15" style:family="paragraph" style:parent-style-name="Text_20_body">
      <style:text-properties officeooo:rsid="003ddeab" officeooo:paragraph-rsid="00731d56"/>
    </style:style>
    <style:style style:name="P16" style:family="paragraph" style:parent-style-name="Text_20_body">
      <style:text-properties officeooo:rsid="003ddeab" officeooo:paragraph-rsid="0080c38e"/>
    </style:style>
    <style:style style:name="P17" style:family="paragraph" style:parent-style-name="Text_20_body">
      <style:text-properties officeooo:rsid="00733bbc" officeooo:paragraph-rsid="007420a4"/>
    </style:style>
    <style:style style:name="P18" style:family="paragraph" style:parent-style-name="Text_20_body">
      <style:text-properties officeooo:rsid="00736d26" officeooo:paragraph-rsid="00736d26"/>
    </style:style>
    <style:style style:name="P19" style:family="paragraph" style:parent-style-name="Text_20_body">
      <style:text-properties officeooo:rsid="0068ecbd" officeooo:paragraph-rsid="0068ecbd"/>
    </style:style>
    <style:style style:name="P20" style:family="paragraph" style:parent-style-name="Text_20_body">
      <style:text-properties officeooo:rsid="0076dbfa" officeooo:paragraph-rsid="0076dbfa"/>
    </style:style>
    <style:style style:name="P21" style:family="paragraph" style:parent-style-name="Text_20_body">
      <style:text-properties officeooo:rsid="0076dbfa" officeooo:paragraph-rsid="00801b09"/>
    </style:style>
    <style:style style:name="P22" style:family="paragraph" style:parent-style-name="Text_20_body">
      <style:text-properties officeooo:rsid="003c834b" officeooo:paragraph-rsid="0080c38e"/>
    </style:style>
    <style:style style:name="P23" style:family="paragraph" style:parent-style-name="Text_20_body">
      <style:text-properties officeooo:rsid="008313c7" officeooo:paragraph-rsid="008313c7"/>
    </style:style>
    <style:style style:name="P24" style:family="paragraph" style:parent-style-name="Text_20_body">
      <style:text-properties officeooo:rsid="0030607c" officeooo:paragraph-rsid="0086c07e"/>
    </style:style>
    <style:style style:name="P25" style:family="paragraph" style:parent-style-name="Text_20_body">
      <style:text-properties officeooo:rsid="0097b8d4" officeooo:paragraph-rsid="00aa47a1"/>
    </style:style>
    <style:style style:name="P26" style:family="paragraph" style:parent-style-name="Text_20_body">
      <style:text-properties officeooo:rsid="0097b8d4" officeooo:paragraph-rsid="00ad3ad1"/>
    </style:style>
    <style:style style:name="P27" style:family="paragraph" style:parent-style-name="Text_20_body">
      <style:text-properties officeooo:rsid="009d9853" officeooo:paragraph-rsid="009d9853"/>
    </style:style>
    <style:style style:name="P28" style:family="paragraph" style:parent-style-name="Text_20_body">
      <style:text-properties officeooo:rsid="00317db5" officeooo:paragraph-rsid="00317db5"/>
    </style:style>
    <style:style style:name="P29" style:family="paragraph" style:parent-style-name="Text_20_body">
      <style:text-properties officeooo:rsid="00317db5" officeooo:paragraph-rsid="00a443c2"/>
    </style:style>
    <style:style style:name="P30" style:family="paragraph" style:parent-style-name="Text_20_body">
      <style:text-properties officeooo:rsid="00a03445" officeooo:paragraph-rsid="00a03445"/>
    </style:style>
    <style:style style:name="P31" style:family="paragraph" style:parent-style-name="Text_20_body">
      <style:text-properties officeooo:rsid="00a03445" officeooo:paragraph-rsid="00a443c2"/>
    </style:style>
    <style:style style:name="P32" style:family="paragraph" style:parent-style-name="Text_20_body">
      <style:text-properties officeooo:rsid="002b9bb0" officeooo:paragraph-rsid="00731d56"/>
    </style:style>
    <style:style style:name="P33" style:family="paragraph" style:parent-style-name="Text_20_body">
      <style:text-properties officeooo:rsid="009a27b5" officeooo:paragraph-rsid="009a27b5"/>
    </style:style>
    <style:style style:name="P34" style:family="paragraph" style:parent-style-name="Text_20_body">
      <style:text-properties officeooo:rsid="00b1976a" officeooo:paragraph-rsid="00b1976a"/>
    </style:style>
    <style:style style:name="P35" style:family="paragraph" style:parent-style-name="Text_20_body">
      <style:text-properties officeooo:rsid="00b48d48" officeooo:paragraph-rsid="00b48d48"/>
    </style:style>
    <style:style style:name="P36" style:family="paragraph" style:parent-style-name="Text_20_body">
      <style:text-properties officeooo:rsid="00b6af0b" officeooo:paragraph-rsid="00b6af0b"/>
    </style:style>
    <style:style style:name="P37" style:family="paragraph" style:parent-style-name="Text_20_body">
      <style:text-properties officeooo:rsid="00b6b03c" officeooo:paragraph-rsid="00b6b03c"/>
    </style:style>
    <style:style style:name="P38" style:family="paragraph" style:parent-style-name="Text_20_body">
      <style:text-properties officeooo:rsid="00794850" officeooo:paragraph-rsid="00b6b03c"/>
    </style:style>
    <style:style style:name="P39" style:family="paragraph" style:parent-style-name="Text_20_body">
      <style:text-properties officeooo:rsid="00b6b04c" officeooo:paragraph-rsid="00b6b04c"/>
    </style:style>
    <style:style style:name="P40" style:family="paragraph" style:parent-style-name="Text_20_body">
      <style:text-properties officeooo:rsid="00b71ca5" officeooo:paragraph-rsid="00b7b457"/>
    </style:style>
    <style:style style:name="P41" style:family="paragraph" style:parent-style-name="Text_20_body">
      <style:text-properties officeooo:rsid="00b7b457" officeooo:paragraph-rsid="00b7b457"/>
    </style:style>
    <style:style style:name="P42" style:family="paragraph" style:parent-style-name="Text_20_body">
      <style:text-properties officeooo:rsid="00b7b457" officeooo:paragraph-rsid="00b8b7f0"/>
    </style:style>
    <style:style style:name="P43" style:family="paragraph" style:parent-style-name="Text_20_body">
      <style:text-properties officeooo:rsid="00b8b7f0" officeooo:paragraph-rsid="00b8b7f0"/>
    </style:style>
    <style:style style:name="P44" style:family="paragraph" style:parent-style-name="Text_20_body">
      <style:text-properties officeooo:rsid="00bc07f9" officeooo:paragraph-rsid="00bc07f9"/>
    </style:style>
    <style:style style:name="P45" style:family="paragraph" style:parent-style-name="Title">
      <style:text-properties officeooo:rsid="002cd006" officeooo:paragraph-rsid="002cd006"/>
    </style:style>
    <style:style style:name="P46" style:family="paragraph" style:parent-style-name="Title">
      <style:text-properties officeooo:rsid="002cd006" officeooo:paragraph-rsid="009d9853"/>
    </style:style>
    <style:style style:name="P47" style:family="paragraph" style:parent-style-name="Title">
      <style:text-properties officeooo:rsid="009400fb" officeooo:paragraph-rsid="009400fb"/>
    </style:style>
    <style:style style:name="P48" style:family="paragraph" style:parent-style-name="Subtitle">
      <style:text-properties officeooo:rsid="005dbb0c" officeooo:paragraph-rsid="005dbb0c"/>
    </style:style>
    <style:style style:name="P49" style:family="paragraph" style:parent-style-name="Subtitle">
      <style:text-properties officeooo:rsid="0080c38e" officeooo:paragraph-rsid="0080c38e"/>
    </style:style>
    <style:style style:name="P50" style:family="paragraph" style:parent-style-name="Subtitle">
      <style:text-properties officeooo:rsid="0080c38e" officeooo:paragraph-rsid="00b34746"/>
    </style:style>
    <style:style style:name="P51" style:family="paragraph" style:parent-style-name="Subtitle">
      <style:text-properties officeooo:rsid="00b34746" officeooo:paragraph-rsid="00b6b03c"/>
    </style:style>
    <style:style style:name="P52" style:family="paragraph" style:parent-style-name="Text_20_body">
      <style:text-properties officeooo:rsid="00b34746" officeooo:paragraph-rsid="00c32dd7"/>
    </style:style>
    <style:style style:name="P53" style:family="paragraph" style:parent-style-name="Text_20_body">
      <style:text-properties officeooo:rsid="00c32dd7" officeooo:paragraph-rsid="00c32dd7"/>
    </style:style>
    <style:style style:name="T1" style:family="text">
      <style:text-properties officeooo:rsid="0012e150"/>
    </style:style>
    <style:style style:name="T2" style:family="text">
      <style:text-properties officeooo:rsid="0016e5a6"/>
    </style:style>
    <style:style style:name="T3" style:family="text">
      <style:text-properties officeooo:rsid="00177ef4"/>
    </style:style>
    <style:style style:name="T4" style:family="text">
      <style:text-properties officeooo:rsid="0019f48a"/>
    </style:style>
    <style:style style:name="T5" style:family="text">
      <style:text-properties officeooo:rsid="001cf80b"/>
    </style:style>
    <style:style style:name="T6" style:family="text">
      <style:text-properties officeooo:rsid="001d9dc9"/>
    </style:style>
    <style:style style:name="T7" style:family="text">
      <style:text-properties officeooo:rsid="001fc595"/>
    </style:style>
    <style:style style:name="T8" style:family="text">
      <style:text-properties officeooo:rsid="0020c31d"/>
    </style:style>
    <style:style style:name="T9" style:family="text">
      <style:text-properties officeooo:rsid="002194dc"/>
    </style:style>
    <style:style style:name="T10" style:family="text">
      <style:text-properties officeooo:rsid="00241b22"/>
    </style:style>
    <style:style style:name="T11" style:family="text">
      <style:text-properties officeooo:rsid="002574c6"/>
    </style:style>
    <style:style style:name="T12" style:family="text">
      <style:text-properties officeooo:rsid="00284e65"/>
    </style:style>
    <style:style style:name="T13" style:family="text">
      <style:text-properties officeooo:rsid="00313960"/>
    </style:style>
    <style:style style:name="T14" style:family="text">
      <style:text-properties officeooo:rsid="00365060"/>
    </style:style>
    <style:style style:name="T15" style:family="text">
      <style:text-properties officeooo:rsid="003815c2"/>
    </style:style>
    <style:style style:name="T16" style:family="text">
      <style:text-properties officeooo:rsid="0039a7f2"/>
    </style:style>
    <style:style style:name="T17" style:family="text">
      <style:text-properties officeooo:rsid="003ab14f"/>
    </style:style>
    <style:style style:name="T18" style:family="text">
      <style:text-properties officeooo:rsid="003b0851"/>
    </style:style>
    <style:style style:name="T19" style:family="text">
      <style:text-properties officeooo:rsid="003ddeab"/>
    </style:style>
    <style:style style:name="T20" style:family="text">
      <style:text-properties officeooo:rsid="003e17d3"/>
    </style:style>
    <style:style style:name="T21" style:family="text">
      <style:text-properties officeooo:rsid="0040fefe"/>
    </style:style>
    <style:style style:name="T22" style:family="text">
      <style:text-properties officeooo:rsid="004494c2"/>
    </style:style>
    <style:style style:name="T23" style:family="text">
      <style:text-properties officeooo:rsid="0045eae5"/>
    </style:style>
    <style:style style:name="T24" style:family="text">
      <style:text-properties officeooo:rsid="0048706b"/>
    </style:style>
    <style:style style:name="T25" style:family="text">
      <style:text-properties officeooo:rsid="004c0654"/>
    </style:style>
    <style:style style:name="T26" style:family="text">
      <style:text-properties officeooo:rsid="004ddb41"/>
    </style:style>
    <style:style style:name="T27" style:family="text">
      <style:text-properties officeooo:rsid="004ebadf"/>
    </style:style>
    <style:style style:name="T28" style:family="text">
      <style:text-properties officeooo:rsid="005059f6"/>
    </style:style>
    <style:style style:name="T29" style:family="text">
      <style:text-properties officeooo:rsid="0052592f"/>
    </style:style>
    <style:style style:name="T30" style:family="text">
      <style:text-properties officeooo:rsid="0055c115"/>
    </style:style>
    <style:style style:name="T31" style:family="text">
      <style:text-properties officeooo:rsid="0058acc1"/>
    </style:style>
    <style:style style:name="T32" style:family="text">
      <style:text-properties officeooo:rsid="00598923"/>
    </style:style>
    <style:style style:name="T33" style:family="text">
      <style:text-properties officeooo:rsid="005fdaa4"/>
    </style:style>
    <style:style style:name="T34" style:family="text">
      <style:text-properties officeooo:rsid="006d3531"/>
    </style:style>
    <style:style style:name="T35" style:family="text">
      <style:text-properties officeooo:rsid="006f22ea"/>
    </style:style>
    <style:style style:name="T36" style:family="text">
      <style:text-properties officeooo:rsid="0070e64f"/>
    </style:style>
    <style:style style:name="T37" style:family="text">
      <style:text-properties officeooo:rsid="00736d26"/>
    </style:style>
    <style:style style:name="T38" style:family="text">
      <style:text-properties officeooo:rsid="007420a4"/>
    </style:style>
    <style:style style:name="T39" style:family="text">
      <style:text-properties officeooo:rsid="00794850"/>
    </style:style>
    <style:style style:name="T40" style:family="text">
      <style:text-properties officeooo:rsid="007a7151"/>
    </style:style>
    <style:style style:name="T41" style:family="text">
      <style:text-properties officeooo:rsid="00801b09"/>
    </style:style>
    <style:style style:name="T42" style:family="text">
      <style:text-properties officeooo:rsid="00820b13"/>
    </style:style>
    <style:style style:name="T43" style:family="text">
      <style:text-properties officeooo:rsid="008313c7"/>
    </style:style>
    <style:style style:name="T44" style:family="text">
      <style:text-properties officeooo:rsid="0083c798"/>
    </style:style>
    <style:style style:name="T45" style:family="text">
      <style:text-properties officeooo:rsid="00895614"/>
    </style:style>
    <style:style style:name="T46" style:family="text">
      <style:text-properties officeooo:rsid="008a1457"/>
    </style:style>
    <style:style style:name="T47" style:family="text">
      <style:text-properties officeooo:rsid="008b365c"/>
    </style:style>
    <style:style style:name="T48" style:family="text">
      <style:text-properties officeooo:rsid="008d08ab"/>
    </style:style>
    <style:style style:name="T49" style:family="text">
      <style:text-properties officeooo:rsid="008fd5ad"/>
    </style:style>
    <style:style style:name="T50" style:family="text">
      <style:text-properties officeooo:rsid="0091b61c"/>
    </style:style>
    <style:style style:name="T51" style:family="text">
      <style:text-properties officeooo:rsid="00955246"/>
    </style:style>
    <style:style style:name="T52" style:family="text">
      <style:text-properties officeooo:rsid="009a27b5"/>
    </style:style>
    <style:style style:name="T53" style:family="text">
      <style:text-properties officeooo:rsid="009d9853"/>
    </style:style>
    <style:style style:name="T54" style:family="text">
      <style:text-properties officeooo:rsid="009da5e9"/>
    </style:style>
    <style:style style:name="T55" style:family="text">
      <style:text-properties officeooo:rsid="009db905"/>
    </style:style>
    <style:style style:name="T56" style:family="text">
      <style:text-properties officeooo:rsid="009e4403"/>
    </style:style>
    <style:style style:name="T57" style:family="text">
      <style:text-properties officeooo:rsid="00a6940d"/>
    </style:style>
    <style:style style:name="T58" style:family="text">
      <style:text-properties officeooo:rsid="00a91052"/>
    </style:style>
    <style:style style:name="T59" style:family="text">
      <style:text-properties officeooo:rsid="00aa47a1"/>
    </style:style>
    <style:style style:name="T60" style:family="text">
      <style:text-properties officeooo:rsid="00af54d1"/>
    </style:style>
    <style:style style:name="T61" style:family="text">
      <style:text-properties officeooo:rsid="00b10a62"/>
    </style:style>
    <style:style style:name="T62" style:family="text">
      <style:text-properties officeooo:rsid="00b1976a"/>
    </style:style>
    <style:style style:name="T63" style:family="text">
      <style:text-properties officeooo:rsid="00b34746"/>
    </style:style>
    <style:style style:name="T64" style:family="text">
      <style:text-properties officeooo:rsid="00b48d48"/>
    </style:style>
    <style:style style:name="T65" style:family="text">
      <style:text-properties officeooo:rsid="00b5e108"/>
    </style:style>
    <style:style style:name="T66" style:family="text">
      <style:text-properties officeooo:rsid="00b69a85"/>
    </style:style>
    <style:style style:name="T67" style:family="text">
      <style:text-properties officeooo:rsid="00b6b03c"/>
    </style:style>
    <style:style style:name="T68" style:family="text">
      <style:text-properties officeooo:rsid="00b6b04c"/>
    </style:style>
    <style:style style:name="T69" style:family="text">
      <style:text-properties officeooo:rsid="00b8b7f0"/>
    </style:style>
    <style:style style:name="T70" style:family="text">
      <style:text-properties officeooo:rsid="00ba1d4e"/>
    </style:style>
    <style:style style:name="T71" style:family="text">
      <style:text-properties officeooo:rsid="00bee7fe"/>
    </style:style>
    <style:style style:name="T72" style:family="text">
      <style:text-properties officeooo:rsid="00c32d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Документ находится в работе. Фактически, это мой инструмент. По этой причине формат odt, а не markdown и русский язык. Поначалу я вообще паковал доки с шифровкой, потом надоело. Посему, кто сюда забрел – без претензий.</text:p>
      <text:p text:style-name="P29">Основным движущим мотивом данной работы является интерес самому посмотреть что же такого сверхсложного в <text:span text:style-name="T51">программировании</text:span> искусственного интеллекта, <text:span text:style-name="T51">не считая, конечно, объема работы. Дойти, так сказать, до точки, когда опустятся руки.</text:span></text:p>
      <text:p text:style-name="P30"><text:s/></text:p>
      <text:p text:style-name="P47">Вступление</text:p>
      <text:p text:style-name="P1">Что такое разум? Это машина, улучшающая выживание индивидуума путем предсказания вариантов будущего. Будущее возможно предсказывать только на основе закономерностей, найденных в прошлом. Иными словами, разум – это машина для поиска и использования закономерностей <text:span text:style-name="T14">с целью улучшения способности к выживанию.</text:span></text:p>
      <text:p text:style-name="P2">Существующие системы искусственного интеллекта превосходят человеческий разум во многих аспектах, за исключением универсальности. Подход к разработке Кристофера состоит в погоне за универсальностью в ущерб всему, что может этому препятствовать, в первую очередь, эффективности. За образец берем человеческий разум и пытаемся симулировать его работу.</text:p>
      <text:p text:style-name="P2">Чистая имитация, ака нейронные сети, не годится <text:span text:style-name="T10">из следующих</text:span> соображений. Возьмем, <text:span text:style-name="T11">на</text:span>пример, авиацию. Попытки построить летательный аппарат копируя птиц не дали результат<text:span text:style-name="T12">ов</text:span>. <text:span text:style-name="T1">Слишком отличаются доступные нам материалы и технологии от того что использовала природа. Прогресс был достигнут только после того, как инженеры сконцентрировались на базовых принципах полета в их применении к существующим технологиям.</text:span></text:p>
      <text:p text:style-name="P3">Соответственно, <text:span text:style-name="T2">алгоритм прост:</text:span> <text:span text:style-name="T2">опирайся на то что известно о работе мозга, но не расстраивайся, если известно не слишком много. Н</text:span>аблюда<text:span text:style-name="T2">й</text:span> за <text:span text:style-name="T3">работой</text:span> <text:span text:style-name="T3">своего</text:span> собственн<text:span text:style-name="T3">ого</text:span> ум<text:span text:style-name="T3">а</text:span>, предполага<text:span text:style-name="T2">й</text:span>, додумыва<text:span text:style-name="T2">й</text:span>, реализу<text:span text:style-name="T2">й</text:span> в коде.</text:p>
      <text:p text:style-name="P4">Просматриваются интересные параллели в развитии разума и систем иску<text:span text:style-name="T32">с</text:span>ственного интеллекта. Разум развивался с низкоуровневых вещей – перемещение в пространстве, <text:s/>питание, размножение, нападиние/защита диктовали необходимость обработки данных от органов зрения, слуха, обоняния, осязания и принятия решений по управлению телом. <text:span text:style-name="T4">Полный набор у насекомых. Мы говорим, что их деятельность определяется инстинктом и они очень сильно напоминают автоматы. Высшие уровни разумной деятельности, такие как обучение и абстрактное мышление, т.е. способность обобщать, развивались позже.</text:span></text:p>
      <text:p text:style-name="P5">То же самое мы видим в ходе развития информатики. Сначала появляются системы распознавания текстов, распознавания речи, распознавания образов, а самообучение и логическая обработка, такая как категоризация образов идут с отставанием. <text:span text:style-name="T7">Да еще обучение сводится к параметризации.</text:span></text:p>
      <text:p text:style-name="P5">Оно и понятно. Можно придумать и реализовать какой-нибудь сложный алгоритм. <text:span text:style-name="T8">Попробуйте</text:span> написать автомат, который будет придумывать и реализовывать алгоритмы на разные случаи жизни.</text:p>
      <text:p text:style-name="P8">Обязаны мы следовать этому правилу? Иными словами, возможно ли заниматься разработкой систем человекоподобного интеллекта, не дожидаясь пока полностью будет развит первый уровень? Наверное, да, если избрать область, где первый уровень сравнительно прост. Например, обработка текста, машинный перевод, алгебраические выводы и, да, программирование.</text:p>
      <text:p text:style-name="P6"><text:soft-page-break/>Еще одно наблюдение. Развитие низкоуровневых функций разума заняло у природы десятки и сотни миллионов лет, а развитие высокоуровневых функций, человека например, <text:span text:style-name="T6">всего лишь</text:span> несколько миллионов лет, <text:span text:style-name="T6">т.е.</text:span> в десятки раз быстрее. Это может быть, конечно, обусловлено тем что развитие низкоуровневых функций тормозилось необходимостью развития органов чувств и тела. Тем не менее, <text:span text:style-name="T5">сам</text:span> факт вселяет надежду, что второй этап <text:span text:style-name="T5">может оказаться</text:span> ненамного сложнее первого.</text:p>
      <text:p text:style-name="P7">Итак, наша система должна быть разделена на два уровня. Первый урововень – примитивы, кодируемые руками. Второй уровень – язык, управляющий прмитивами, причем, настолько простой, что сама система может <text:span text:style-name="T9">изменять этот код.</text:span></text:p>
      <text:p text:style-name="P45">На чем писать?</text:p>
      <text:p text:style-name="P13">Сразу <text:span text:style-name="T24">прошу прощения</text:span> за частое использования местоимения "я" в <text:span text:style-name="T30">этой</text:span> секции, <text:span text:style-name="T47">но и</text:span>нструмент <text:span text:style-name="T46">д</text:span>ля мастера <text:span text:style-name="T31">дело</text:span> интимн<text:span text:style-name="T31">ое, а в</text:span> нашем ремесле язык <text:span text:style-name="T47">и IDE</text:span> главны<text:span text:style-name="T47">e</text:span> инструмент<text:span text:style-name="T47">ы</text:span>.</text:p>
      <text:p text:style-name="P9">Система обречена перестраиваться и переделываться много раз, поэтому язык должен предоставлять хорошие возможности для моделирования, т.е. язык должен быть достаточно высокого уровня. <text:span text:style-name="T13">Иными словами,</text:span> трудоемкость написания кода должна быть невысокой. Такой язык как C++, например, не проходит по этому критерию.</text:p>
      <text:p text:style-name="P9">Поскольку сама система может быть очень неэффективной, нужно иметь запас производительности. Такие языки как Питон или Руби отпадают сразу. </text:p>
      <text:p text:style-name="P10">Когда-то давно кандидатом был язык Скала. Привлекала лаконичность <text:span text:style-name="T46">и мощность, т</text:span>акие вещи как дедукция типов, трейты, поддержка функционального программирования. Я п<text:span text:style-name="T52">р</text:span>осмотрел несколько <text:span text:style-name="T21">обзоров</text:span>, взял книгу и стал читать. Поначалу был полон энтузиазма, но по мере углубления язык потихоньку <text:span text:style-name="T48">начал </text:span>отталкива<text:span text:style-name="T48">ть</text:span> меня и, на середине книги, когда я дошел до конструкции switch, или match, не помню уж как его там, язык оттолкнул окончательно. <text:span text:style-name="T15">Я н</text:span>е навязываю своего мнения. <text:span text:style-name="T15">В</text:span>озможно, и, <text:span text:style-name="T15">даже, </text:span>скорее всего, оно <text:span text:style-name="T25">никак </text:span>не оправдано. <text:span text:style-name="T26">Но, язык перестал быть кандидатом в инструмент и перешел в разряд "еще один язык"</text:span>.</text:p>
      <text:p text:style-name="P11">Остались два кандидата – D и Java. Сначала хотел писать на D. Очень мощный эффективный, <text:span text:style-name="T27">богатый и </text:span>красивый язык. <text:span text:style-name="T28">С некоторыми недостатками, само собой, но в целом это лучший из языков, с которыми мне приходилось встречаться</text:span>. <text:span text:style-name="T22">Р</text:span>аботать на нем – удовольствие. Остановило одно, недостаточно развит<text:span text:style-name="T23">ые</text:span> IDE. При написании системы, по крайней мере <text:span text:style-name="T16">на первых этапах</text:span>, при закладке архитектуры рефакторинг – основной инструмент. В доступных средах разработки на данный момент просто нет нормального рефакторинга. Второй <text:span text:style-name="T49">не могу сказать недостаток, черта -</text:span> <text:span text:style-name="T17">D компилируемый язык. И, хотя, компиляция идет очень быстро, линкование тормозит и обещает тормозить все больше по мере разрастания проекта. Можно, конечно, намутить с динамическими библиотеками. Третье препятствие, нет нормальной рантаймовой рефлексии, которая нужна. Тоже можно обойти, но набираются "Но".</text:span></text:p>
      <text:p text:style-name="P24">В общем, скрепя сердце, обратился к Java/Netbeans. <text:span text:style-name="T45">П</text:span>осле работы <text:span text:style-name="T29">с</text:span> D при<text:span text:style-name="T45">дется по</text:span>терпеть. <text:span text:style-name="T45">Зато,</text:span> Netbeans лучшая из в<text:span text:style-name="T45">иденных</text:span> мной <text:span text:style-name="T45">до сих пор</text:span> IDE <text:span text:style-name="T57">(с мелкими заковыками. Без ложки дегтя нельзя...)</text:span> <text:span text:style-name="T18">Возможно, когда этап моделирования закончится и архитектура системы оформится, вернусь к D.</text:span></text:p>
      <text:p text:style-name="P12">В качестве базы данных <text:span text:style-name="T50">буду использовать </text:span>Постгрес.</text:p>
      <text:p text:style-name="P28"><text:span text:style-name="T58">Пользовательским</text:span> интерфейс<text:span text:style-name="T58">ом</text:span> <text:span text:style-name="T44">на первых порах послужит консоль, просто чтобы меньше отвлекаться от работы над архитектурой, потом организую Web сервер</text:span>.</text:p>
      <text:p text:style-name="P46"><text:soft-page-break/>На<text:span text:style-name="T53">звание</text:span></text:p>
      <text:p text:style-name="P27">Рабочее название системы Christopher, или Chris.</text:p>
      <text:p text:style-name="P45">Набросок архитектуры</text:p>
      <text:p text:style-name="P27">При разработке прототипа системы упор делается на максимальную простоту, без избыточности, без особой оптимизации. На этом этапе нужно понять как<text:span text:style-name="T55">ими</text:span> должн<text:span text:style-name="T54">ы</text:span> быть <text:span text:style-name="T54">основные структуры и внутренние интерфейсы</text:span>.</text:p>
      <text:p text:style-name="P26">Для облегчения распараллеливания и лучшей структуризации идем путем кода управляемого событиями. События складываются в очередь <text:span text:style-name="T59">к процессам, где <text:s/>обрабатываются в петле сообщений </text:span>и<text:span text:style-name="T59">ли</text:span> маршрутизируются к функторам. <text:span text:style-name="T60">Петли организуются в дерево. Такая наработка у меня есть, грешно не пользоваться. В Java придется поплясать с синхронизацией нитей, в D было бы проще. Придется потерпеть.</text:span></text:p>
      <text:p text:style-name="P48">Концепты</text:p>
      <text:p text:style-name="P32">Основной строительный блок системы – концепт, подобно тому как основным строительным блоком мозга является нейрон. "Человек ест яблоко" – здесь три концепта, человек, поедание, яблоко. Другие концепты, которые с ними перекликаются – субъект, действие субъекта над объектом, объект. Или, например, такие концепты: живое существо, питание, фрукт. В коде концепты представляются объектами. Каждый концепт имеет числовой идентификатор, возможно, символьный идентификатор, данные и, возможно, методы.</text:p>
      <text:p text:style-name="P20">Концепты бывают <text:span text:style-name="T67">следующих</text:span> типов: решатели, функторы, храни<text:span text:style-name="T40">тели и примитивы</text:span>. <text:span text:style-name="T41">Решатели – промежуточные концепты, взвешивающие предпосылки и формирующие значение активации, которая далее используется как предпосылка и функторы (не путать концепт-функтор с объектами-функторами) – конечные концепты, способные возбуждать определенное действие.</text:span></text:p>
      <text:p text:style-name="P17"><text:span text:style-name="T38">Решатели, к</text:span>ак вход содержат продпосылки <text:span text:style-name="T33">(premises) </text:span>в форме массива пар сид/вес <text:span text:style-name="T37">и переменную смещение</text:span>. Здесь сид (cid – Concept Identifier) числовой идентификатор концепта и вес - весовой коэффициент с которым концепт участвуе во взвешенной сумме. </text:p>
      <text:p text:style-name="P18">Взвешенная сумма называется активацией. <text:span text:style-name="T34">Значение активации (взвешенная сумма + смещение) нормализуется сжатием в диапазон от -1 до 1 с помощью функции (1-exp(-x))/(1+exp(-x)). Активация может быть положительной (концепт активен) или отрицательной (антиактивен). Абсолютная величина активации показывает степень уверенности системы в активности/антиактивности концепта. Нулевое значение говорит о том что концепт погашен, т.е. никак не участвует в активации </text:span>других концептов<text:span text:style-name="T34">.</text:span></text:p>
      <text:p text:style-name="P19">Такая система способна обеспечить <text:span text:style-name="T35">булеву </text:span>логику <text:span text:style-name="T35">(при активации +1/-1), а также</text:span> линейную/нелинейную регрессию.</text:p>
      <text:p text:style-name="P21">Функтор <text:span text:style-name="T40">как результат своей работы выполняет некоторую функцию с набором параметров. Как вход он </text:span>содержат массив концептов <text:span text:style-name="T39">хранилищ, на основании которых формируется этот набор параметров, решатель и числовой порог. Если значение активации решателя превосходит порог, функтор вызывает функцию с параметрами.</text:span></text:p>
      <text:p text:style-name="P38">Хранитель, исполняет чисто функцию хранения данных, <text:span text:style-name="T67">взаимосвязи концептов</text:span>. Он не инициирует никаких действий.</text:p>
      <text:p text:style-name="P38"><text:span text:style-name="T67">Примитив, как вырожденная форма хранителя</text:span>, хранит символ, словоформу, числовую константу, картинку, звук и т.д.</text:p>
      <text:p text:style-name="P33"><text:soft-page-break/>Концепты делятся на статические и динамические. Статические оформлены классами Java (или D) и выполняют свою работу с помощью кода, содержащегося в методах. Это аналог низкоуровневых, подсознательных функций ума или инстинктов у насекомых. Динамические концепты выполняют свои функции только благодаря взаимосвязям, следовательно, могут настраиваться самим Крисом. Концептуальная разница между ними в том, что статические объекты известны компилятору, динамические – нет. <text:span text:style-name="T62">Статический концепт, в отличие от динамического, не содержит в списка предпосылок.</text:span></text:p>
      <text:p text:style-name="P34">Вот пример. Динамический концепт русского языка содержит два статических концепта. Первый это маркер "язык", говорит что динамический концепт описывает язык, второй концепт "стринг-из-одного-слова", он содержит стоку "русский" (не концепт, а Java строку внутри Java объекта).</text:p>
      <text:p text:style-name="P15">Все концепты включены в карту идентификаторов, так они могут быть найдены в памяти. Объект, содержащий эти карты называется ComDir. <text:span text:style-name="T52">Для идентификаторов статических объектов выделен диапазон от 0 до, скажем, трех байтов. Для них идентификатор находится в однозначном соответствии с классом, это реализуется через enum.</text:span></text:p>
      <text:p text:style-name="P49">Круги внимания, коллектор<text:span text:style-name="T61">ы</text:span>, <text:span text:style-name="T56">диспетчер</text:span></text:p>
      <text:p text:style-name="P14">Если возникает повод подумать, например, оператор обращается из консоли к Крису, <text:span text:style-name="T42">в действие вступает диспетчер. Он создает круг внимания (attention bubble) – объект, который содержит и обрабатывает все концепты, касающиеся беседы.</text:span></text:p>
      <text:p text:style-name="P22">Система должна быть многопользовательской, т.е. может одновременно существовать несколько кругов внимания для бесед с разными людьми, для чтения разных книг и т.д. Каждый круг внимания <text:span text:style-name="T19">может</text:span> потреблять концепты из общей базы, генерировать новые, изменять существующие в процессе обучения. Для исключения перехлестов <text:span text:style-name="T19">в каждом круге внимания создаются свои собственные карты идентификаторов и имен для созданных или модифицированных концептов. Если кругу нужен общий концепт, ему дают ссылку на него. Если он хочет изменить общий концепт, он копирует концепт к себе и дальше работает со своей собственной копией.</text:span></text:p>
      <text:p text:style-name="P16">Т.е. круг внимания обучает систему строго в собственной копии. Для обучения системы через общие концепты будет существовать выделенный круг внимания под названием <text:span text:style-name="T36">Коллектор</text:span>. В его задачу входит анализ <text:span text:style-name="T43">работы всех</text:span> кругов <text:span text:style-name="T43">внимания</text:span> и коррек<text:span text:style-name="T20">тировка</text:span> общей базы. <text:span text:style-name="T36">Коллекторов тоже может быть несколько и они работают параллельно. Общие концепты хранятся в базе Постгрес. Для исключения конфликтов между кругами внимания и коллекторами используем его систему версионности и блокировок.</text:span></text:p>
      <text:p text:style-name="P23"><text:span text:style-name="T56">Диспетчер следит за состоянием кругов внимания. Если необходимо, он стартует коллекторы для принятия их опыта в систему. </text:span>После того как круг внимания завершил свою работу и коллектор <text:span text:style-name="T56">исчерпал его данные</text:span> <text:span text:style-name="T56">диспетчер</text:span> завершает его. <text:span text:style-name="T56">Также, диспетчер выполняет функции маршрутизации внутренних сообщений между кругами внимания или кругами внимания и внешними интерфейсами, такими как консоль, http коннект или файл (например, при чтении книги).</text:span></text:p>
      <text:p text:style-name="P25"/>
      <text:p text:style-name="P50"><text:span text:style-name="T63">Варка(brewing): к</text:span>руг внимания <text:span text:style-name="T63">и котелки</text:span></text:p>
      <text:p text:style-name="P52">Круг внимания <text:span text:style-name="T72">содержит свою карту концептов и является главным котлом</text:span>. </text:p>
      <text:p text:style-name="P53">Дальше все править...</text:p>
      <text:p text:style-name="P52"/>
      <text:p text:style-name="P52"><text:s/>Собственно процесс принятия решения (варка) происходит в котлах (caldron). Котел работает <text:soft-page-break/>следующим образом. Круг внимания создает котел и складывает в него начальные предпосылки. Предпосылки содержат ссылки на возможные эффекты – концепты, которые могут возбуждаться этими предпосылками. Котел работает пошагово. На каждом шаге он подтягивает эффекты и выполняет оценку, активируя или отбрасывая их. <text:span text:style-name="T64">На следующем шаге эффекты становятся предпосылками. Попутно котел сохраняет журнал варки (историю). На последнем шаге эффекты определяют действия, которые должен выполнить круг внимания. Котел может порождать подкотлы, обслуживающие его задачи в параллель. В конечном итоге, круг внимание может иметь дерево котлов. Надкотлы запускают и останавливают подкотлы, а также сливают и сохраняют их истории. Котлы, как и круг внимания строятся как отдельные процессы на основе петли сообщений. Взаимодействие между котлами и между главным котлом и кругом внимания идет через сообщения.</text:span></text:p>
      <text:p text:style-name="P35">Почему эту работу нельзя было выполнить прямо в круге, зачем придумывать котлы? Круг внимания достаточно постоянная сущность. Например, когда человек беседует с Крисом, ему выделяется груг внимания. Или когда Крис читает книгу, ей выделяется круг внимания. В ходе беседы или чтения одна за другой возникают задачи. Для их решения создаются котлы. </text:p>
      <text:p text:style-name="P35"><text:span text:style-name="T66">В свободной</text:span> аналоги<text:span text:style-name="T66">и</text:span>, круг внимания это тема, <text:span text:style-name="T65">которую я обдумываю, к</text:span>отлы – <text:span text:style-name="T65">мысли по теме.</text:span></text:p>
      <text:p text:style-name="P36">Еще одна причина для введения понятия котла состоит в том, что многие задачи в круге внимания могут решаться параллельно, несколькими котлами. Поэтому, котлы организуются в дерево: главный котел может порождать подкотлы и должен контролировать их работу.</text:p>
      <text:p text:style-name="P37">Просится решение организовывать котлы процессами-петлями обработки сообщений.</text:p>
      <text:p text:style-name="P51">Строительные леса</text:p>
      <text:p text:style-name="P37">В качестве пользовательского интерфейса используем консоль. Чтобы не отвлекаться на разработку инфраструктуры базы данных используем стартер, вызываемый при загрузке системы. Стартер содержит код генерации концептов, необходимых, чтобы оживить систему.</text:p>
      <text:p text:style-name="P51">Начало разработки</text:p>
      <text:p text:style-name="P37">Итак, созданы основные модули: петли обработки сообщений для приложения, консоли, диспетчера внимания, кругов внимания, котлов, запускаемых отдельными процессами (нитями в Java), а также объекты сообщений и набросок иерархии концептов. <text:span text:style-name="T68">Степень готовности модулей различается от практически полноценных объектов, например, петли сообщений, до голых набросков, таких как котел или базовые объекты концептов.</text:span></text:p>
      <text:p text:style-name="P39">Тем не менее, можно попытаться заставить всю схему работать. Задача самая примитивная – принимать вводимые с консоли строки и сохранять их в виде цепочки (истории). В голом коде это решается элементарно, но наша задача выполнить это на уровне концептов.</text:p>
      <text:p text:style-name="P39">Итак, консоль принимает строку и отправляет ее сообщением диспетчеру кругов внимания. Диспетчер порождает круг внимания для беседы с консолью и создает у себя маршрут для обмена сообщениями между консолью и кругом. Круг внимания, <text:span text:style-name="T72">он же главный котел</text:span> создает котел, помещает в него концепты "беседа с консолью", "пришла первая строка", "собеседник неизвестен".</text:p>
      <text:p text:style-name="P40">Шаг 1. </text:p>
      <text:p text:style-name="P40">Предпосылки: <text:span text:style-name="T68">"беседа с консолью", "пришла строка с консоли", "первая строка", "собеседник неизвестен", "журнал консоли".</text:span></text:p>
      <text:p text:style-name="P41">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69">'обобщить концепт "беседа с консолью" до "беседа"'</text:span></text:p>
      <text:p text:style-name="P42"><text:soft-page-break/>Выбрана цепочка эффектов: <text:span text:style-name="T69">'обобщить концепт "беседа с консолью" до "беседа'.</text:span></text:p>
      <text:p text:style-name="P43">Выбраны предпосылки следующего шага: <text:span text:style-name="T68">"беседа", "пришла первая строка", "собеседник неизвестен", "текст строки".</text:span></text:p>
      <text:p text:style-name="P40">Шаг <text:span text:style-name="T69">2</text:span>.</text:p>
      <text:p text:style-name="P43">Предпосылки: <text:span text:style-name="T68">"беседа", "пришла первая строка", "собеседник неизвестен", "текст строки".</text:span></text:p>
      <text:p text:style-name="P42">Возможные эффекты: "поместить строку в журнал", "<text:span text:style-name="T69">ожидать продолжения фразы</text:span>","ожидать следующую строку", "представиться <text:span text:style-name="T70">и </text:span>спросить имя собеседника", "<text:span text:style-name="T70">поместить свой ответ в журнал"</text:span></text:p>
      <text:p text:style-name="P41">Выбрана цепочка эффектов: "поместить строку в журнал", "представиться <text:span text:style-name="T70">и </text:span>спросить имя собеседника", "<text:span text:style-name="T70">поместить свой ответ в журнал</text:span>", "ожидать следующую строку".</text:p>
      <text:p text:style-name="P44">Котел завершил работу, послал сообщение кругу внимания. Круг внимания выполнил действия. <text:span text:style-name="T71">Основной котел не удаляется, он всегда присутствует в круге. Его дерево подкотлов может меняться, подкотлы создаются и удаляются. Для оптимизации процессы могут браться из пула, но на данном этапе оптимизация не интересует.</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1M58S</meta:editing-duration>
    <meta:editing-cycles>166</meta:editing-cycles>
    <meta:generator>LibreOffice/4.2.8.2$Linux_X86_64 LibreOffice_project/420m0$Build-2</meta:generator>
    <dc:date>2018-05-25T20:23:30.435663247</dc:date>
    <meta:document-statistic meta:table-count="0" meta:image-count="0" meta:object-count="0" meta:page-count="6" meta:paragraph-count="69" meta:word-count="2186" meta:character-count="16605" meta:non-whitespace-character-count="14459"/>
    <meta:user-defined meta:name="Info 1"/>
    <meta:user-defined meta:name="Info 2"/>
    <meta:user-defined meta:name="Info 3"/>
    <meta:user-defined meta:name="Info 4"/>
  </office:meta>
</office:document-meta>
</file>